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000000011E3D37AFC58D27D27.png" manifest:media-type="image/png"/>
  <manifest:file-entry manifest:full-path="Pictures/100002010000008100000081F0D03D839B80384E.png" manifest:media-type="image/png"/>
  <manifest:file-entry manifest:full-path="Pictures/10001239000004F6000004F601E6A3CE3F22F62D.svg" manifest:media-type="image/svg+xml"/>
  <manifest:file-entry manifest:full-path="Pictures/10000B3100000D5500000D558D107736354BF6CC.svg" manifest:media-type="image/svg+xml"/>
  <manifest:file-entry manifest:full-path="Pictures/10000B3100000D5500000D55ED50C892BD39CE64.svg" manifest:media-type="image/svg+xml"/>
  <manifest:file-entry manifest:full-path="Pictures/10000201000000450000001248483331713EFBFF.png" manifest:media-type="image/png"/>
  <manifest:file-entry manifest:full-path="Pictures/10001239000004F6000004F6AB59A685DBBF3EA3.svg" manifest:media-type="image/svg+xml"/>
  <manifest:file-entry manifest:full-path="Pictures/100002010000003000000030F3A3B03152A3F24D.png" manifest:media-type="image/png"/>
  <manifest:file-entry manifest:full-path="Pictures/100002010000008100000081A8B6497A1071517A.png" manifest:media-type="image/png"/>
  <manifest:file-entry manifest:full-path="Pictures/1000020100000030000000302056505D73641E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3.518cm" fo:min-width="10.427cm" fo:padding-top="0.175cm" fo:padding-bottom="0.175cm" fo:padding-left="0.3cm" fo:padding-right="0.3cm"/>
    </style:style>
    <style:style style:name="gr2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6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10.853cm" fo:min-width="15.314cm" fo:padding-top="0.175cm" fo:padding-bottom="0.175cm" fo:padding-left="0.3cm" fo:padding-right="0.3cm"/>
    </style:style>
    <style:style style:name="gr7" style:family="graphic" style:parent-style-name="預設_5f_1">
      <style:graphic-properties svg:stroke-width="0.2cm" svg:stroke-color="#999999" draw:marker-start-width="0.5cm" draw:marker-end-width="0.5cm" draw:fill-color="#ffffff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8" style:family="graphic" style:parent-style-name="預設_5f_1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9" style:family="graphic" style:parent-style-name="預設_5f_1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11" style:family="graphic" style:parent-style-name="預設_5f_1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gr1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dash" draw:stroke-dash="Dashed_20__28_var_29_" svg:stroke-width="0.2cm" svg:stroke-color="#999999" draw:marker-start-width="0.5cm" draw:marker-end-width="0.5cm" draw:fill="none" draw:textarea-horizontal-align="justify" draw:textarea-vertical-align="middle" draw:auto-grow-height="false" fo:min-height="1.299cm" fo:min-width="1.5cm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4cm" svg:stroke-color="#999999" draw:marker-start-width="0.8cm" draw:marker-end="Arrow" draw:marker-end-width="0.8cm" draw:fill="solid" draw:textarea-vertical-align="middle" fo:padding-top="0.325cm" fo:padding-bottom="0.325cm" fo:padding-left="0.45cm" fo:padding-right="0.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6d6d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11" style:family="paragraph">
      <loext:graphic-properties draw:fill-color="#ffffff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12" style:family="paragraph">
      <loext:graphic-properties draw:fill="none" draw:fill-color="#ffffff"/>
    </style:style>
    <style:style style:name="T1" style:family="text">
      <style:text-properties style:font-name="Noto Sans1" fo:font-size="12pt" style:font-name-asian="Noto Sans1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ompare-new-and-modified-file-status-icon</text:p>
          </draw:text-box>
        </draw:frame>
        <draw:custom-shape draw:style-name="gr1" draw:text-style-name="P2" draw:layer="layout" svg:width="11.027cm" svg:height="3.868cm" svg:x="8.4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8.511cm" svg:y="9.2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frame draw:style-name="gr4" draw:text-style-name="P4" draw:layer="layout" svg:width="4.555cm" svg:height="1.206cm" svg:x="8.8cm" svg:y="6.794cm">
          <draw:image xlink:href="Pictures/100002010000004000000011E3D37AFC58D27D27.png" xlink:type="simple" xlink:show="embed" xlink:actuate="onLoad" loext:mime-type="image/png">
            <text:p/>
          </draw:image>
        </draw:frame>
        <draw:frame draw:style-name="gr4" draw:text-style-name="P4" draw:layer="layout" svg:width="4.56cm" svg:height="1.19cm" svg:x="14.736cm" svg:y="6.794cm">
          <draw:image xlink:href="Pictures/10000201000000450000001248483331713EFBFF.png" xlink:type="simple" xlink:show="embed" xlink:actuate="onLoad" loext:mime-type="image/png">
            <text:p/>
          </draw:image>
        </draw:frame>
        <draw:frame draw:style-name="gr5" draw:text-style-name="P5" draw:layer="layout" svg:width="4cm" svg:height="1.937cm" svg:x="9cm" svg:y="8.2cm">
          <draw:text-box>
            <text:p text:style-name="P4">新增檔案<text:line-break/>(綠色+號)</text:p>
          </draw:text-box>
        </draw:frame>
        <draw:frame draw:style-name="gr5" draw:text-style-name="P5" draw:layer="layout" svg:width="4cm" svg:height="1.937cm" svg:x="14.8cm" svg:y="8.2cm">
          <draw:text-box>
            <text:p text:style-name="P4">修改檔案<text:line-break/>(黃色...)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illustrate-stage-modified-file</text:p>
          </draw:text-box>
        </draw:frame>
        <draw:custom-shape draw:style-name="gr6" draw:text-style-name="P2" draw:layer="layout" svg:width="15.914cm" svg:height="11.203cm" svg:x="6.1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6.2cm" svg:y="1.6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draw:custom-shape draw:style-name="gr7" draw:text-style-name="P7" draw:layer="layout" svg:width="1.2cm" svg:height="1.2cm" svg:x="19.348cm" svg:y="5.6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draw:layer="layout" svg:width="1.2cm" svg:height="1.2cm" svg:x="19.348cm" svg:y="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19.348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9.948cm" svg:y1="7.803cm" svg:x2="19.948cm" svg:y2="6.802cm">
          <text:p/>
        </draw:line>
        <draw:line draw:style-name="gr10" draw:text-style-name="P9" draw:layer="layout" svg:x1="19.948cm" svg:y1="9.802cm" svg:x2="19.948cm" svg:y2="9.003cm">
          <text:p/>
        </draw:line>
        <draw:frame draw:style-name="gr4" draw:text-style-name="P4" draw:layer="layout" svg:width="1.94cm" svg:height="1.94cm" svg:x="7.449cm" svg:y="5.166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F3A3B03152A3F24D.png" xlink:type="simple" xlink:show="embed" xlink:actuate="onLoad" loext:mime-type="image/png"/>
        </draw:frame>
        <draw:custom-shape draw:style-name="gr11" draw:text-style-name="P11" draw:layer="layout" svg:width="3.3cm" svg:height="2.9cm" svg:x="6.8cm" svg:y="2.001cm">
          <text:p text:style-name="P10"><text:span text:style-name="T1">工作樹</text:span></text:p>
          <text:p text:style-name="P10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3.3cm" svg:height="2.9cm" svg:x="18.2cm" svg:y="2.001cm">
          <text:p text:style-name="P10"><text:span text:style-name="T1">本地倉庫</text:span></text:p>
          <text:p text:style-name="P10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3.3cm" svg:height="2.9cm" svg:x="12.5cm" svg:y="2.001cm">
          <text:p text:style-name="P10"><text:span text:style-name="T1">變更暫存</text:span></text:p>
          <text:p text:style-name="P10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413cm" svg:height="1.415cm" svg:x="8.03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polyline draw:style-name="gr12" draw:text-style-name="P9" draw:layer="layout" svg:width="1.455cm" svg:height="0.384cm" draw:transform="rotate (-1.2924163111018) translate (7.8cm 7cm)" svg:viewBox="0 0 1456 385" draw:points="0,0 1346,385 1456,0">
          <text:p/>
        </draw:polyline>
        <draw:frame draw:style-name="gr4" draw:text-style-name="P4" draw:layer="layout" svg:width="1.94cm" svg:height="1.94cm" svg:x="13.006cm" svg:y="5.166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F3A3B03152A3F24D.png" xlink:type="simple" xlink:show="embed" xlink:actuate="onLoad" loext:mime-type="image/png"/>
        </draw:frame>
        <draw:frame draw:style-name="gr4" draw:text-style-name="P4" draw:layer="layout" svg:width="1.413cm" svg:height="1.415cm" svg:x="13.587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polyline draw:style-name="gr12" draw:text-style-name="P9" draw:layer="layout" svg:width="1.455cm" svg:height="0.384cm" draw:transform="rotate (-1.2924163111018) translate (13.357cm 7cm)" svg:viewBox="0 0 1456 385" draw:points="0,0 1346,385 1456,0">
          <text:p/>
        </draw:polyline>
        <draw:frame draw:style-name="gr13" draw:text-style-name="P5" draw:layer="layout" svg:width="1.6cm" svg:height="0.962cm" svg:x="20.2cm" svg:y="11.6cm">
          <draw:text-box>
            <text:p text:style-name="P4">1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0">
        <draw:frame draw:style-name="gr4" draw:text-style-name="P4" draw:layer="layout" svg:width="1.41cm" svg:height="1.41cm" svg:x="8.033cm" svg:y="7.5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A8B6497A1071517A.png" xlink:type="simple" xlink:show="embed" xlink:actuate="onLoad" loext:mime-type="image/png"/>
        </draw:frame>
        <draw:frame draw:style-name="gr4" draw:text-style-name="P4" draw:layer="layout" svg:width="1.94cm" svg:height="1.94cm" svg:x="7.449cm" svg:y="5.166cm">
          <draw:image xlink:href="Pictures/10001239000004F6000004F601E6A3CE3F22F62D.svg" xlink:type="simple" xlink:show="embed" xlink:actuate="onLoad" loext:mime-type="image/svg+xml">
            <text:p/>
          </draw:image>
          <draw:image xlink:href="Pictures/1000020100000030000000302056505D73641E35.png" xlink:type="simple" xlink:show="embed" xlink:actuate="onLoad" loext:mime-type="image/png"/>
        </draw:frame>
        <draw:custom-shape draw:style-name="gr7" draw:text-style-name="P7" draw:layer="layout" svg:width="1.2cm" svg:height="1.2cm" svg:x="19.348cm" svg:y="5.6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draw:layer="layout" svg:width="1.2cm" svg:height="1.2cm" svg:x="19.348cm" svg:y="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19.348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9.948cm" svg:y1="7.803cm" svg:x2="19.948cm" svg:y2="6.802cm">
          <text:p/>
        </draw:line>
        <draw:line draw:style-name="gr10" draw:text-style-name="P9" draw:layer="layout" svg:x1="19.948cm" svg:y1="9.802cm" svg:x2="19.948cm" svg:y2="9.003cm">
          <text:p/>
        </draw:line>
        <draw:custom-shape draw:style-name="gr11" draw:text-style-name="P11" draw:layer="layout" svg:width="3.3cm" svg:height="2.9cm" svg:x="6.8cm" svg:y="2.001cm">
          <text:p text:style-name="P10"><text:span text:style-name="T1">工作樹</text:span></text:p>
          <text:p text:style-name="P10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3.3cm" svg:height="2.9cm" svg:x="18.2cm" svg:y="2.001cm">
          <text:p text:style-name="P10"><text:span text:style-name="T1">本地倉庫</text:span></text:p>
          <text:p text:style-name="P10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3.3cm" svg:height="2.9cm" svg:x="12.5cm" svg:y="2.001cm">
          <text:p text:style-name="P10"><text:span text:style-name="T1">變更暫存</text:span></text:p>
          <text:p text:style-name="P10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2" draw:text-style-name="P9" draw:layer="layout" svg:width="1.455cm" svg:height="0.384cm" draw:transform="rotate (-1.2924163111018) translate (7.8cm 7cm)" svg:viewBox="0 0 1456 385" draw:points="0,0 1346,385 1456,0">
          <text:p/>
        </draw:polyline>
        <draw:frame draw:style-name="gr4" draw:text-style-name="P4" draw:layer="layout" svg:width="1.94cm" svg:height="1.94cm" svg:x="13.006cm" svg:y="5.166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F3A3B03152A3F24D.png" xlink:type="simple" xlink:show="embed" xlink:actuate="onLoad" loext:mime-type="image/png"/>
        </draw:frame>
        <draw:frame draw:style-name="gr4" draw:text-style-name="P4" draw:layer="layout" svg:width="1.413cm" svg:height="1.415cm" svg:x="13.587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polyline draw:style-name="gr12" draw:text-style-name="P9" draw:layer="layout" svg:width="1.455cm" svg:height="0.384cm" draw:transform="rotate (-1.2924163111018) translate (13.357cm 7cm)" svg:viewBox="0 0 1456 385" draw:points="0,0 1346,385 1456,0">
          <text:p/>
        </draw:polyline>
        <draw:frame draw:style-name="gr13" draw:text-style-name="P5" draw:layer="layout" svg:width="1.6cm" svg:height="0.962cm" svg:x="20.2cm" svg:y="11.6cm">
          <draw:text-box>
            <text:p text:style-name="P4">2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0">
        <draw:frame draw:style-name="gr4" draw:text-style-name="P4" draw:layer="layout" svg:width="1.41cm" svg:height="1.41cm" svg:x="13.584cm" svg:y="7.5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A8B6497A1071517A.png" xlink:type="simple" xlink:show="embed" xlink:actuate="onLoad" loext:mime-type="image/png"/>
        </draw:frame>
        <draw:frame draw:style-name="gr4" draw:text-style-name="P4" draw:layer="layout" svg:width="1.94cm" svg:height="1.94cm" svg:x="13cm" svg:y="5.166cm">
          <draw:image xlink:href="Pictures/10001239000004F6000004F601E6A3CE3F22F62D.svg" xlink:type="simple" xlink:show="embed" xlink:actuate="onLoad" loext:mime-type="image/svg+xml">
            <text:p/>
          </draw:image>
          <draw:image xlink:href="Pictures/1000020100000030000000302056505D73641E35.png" xlink:type="simple" xlink:show="embed" xlink:actuate="onLoad" loext:mime-type="image/png"/>
        </draw:frame>
        <draw:polyline draw:style-name="gr12" draw:text-style-name="P9" draw:layer="layout" svg:width="1.455cm" svg:height="0.384cm" draw:transform="rotate (-1.2924163111018) translate (13.351cm 7cm)" svg:viewBox="0 0 1456 385" draw:points="0,0 1346,385 1456,0">
          <text:p/>
        </draw:polyline>
        <draw:frame draw:style-name="gr4" draw:text-style-name="P4" draw:layer="layout" svg:width="1.41cm" svg:height="1.41cm" svg:x="8.033cm" svg:y="7.511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A8B6497A1071517A.png" xlink:type="simple" xlink:show="embed" xlink:actuate="onLoad" loext:mime-type="image/png"/>
        </draw:frame>
        <draw:frame draw:style-name="gr4" draw:text-style-name="P4" draw:layer="layout" svg:width="1.94cm" svg:height="1.94cm" svg:x="7.449cm" svg:y="5.166cm">
          <draw:image xlink:href="Pictures/10001239000004F6000004F601E6A3CE3F22F62D.svg" xlink:type="simple" xlink:show="embed" xlink:actuate="onLoad" loext:mime-type="image/svg+xml">
            <text:p/>
          </draw:image>
          <draw:image xlink:href="Pictures/1000020100000030000000302056505D73641E35.png" xlink:type="simple" xlink:show="embed" xlink:actuate="onLoad" loext:mime-type="image/png"/>
        </draw:frame>
        <draw:custom-shape draw:style-name="gr7" draw:text-style-name="P7" draw:layer="layout" svg:width="1.2cm" svg:height="1.2cm" svg:x="19.348cm" svg:y="5.6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draw:layer="layout" svg:width="1.2cm" svg:height="1.2cm" svg:x="19.348cm" svg:y="7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19.348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9.948cm" svg:y1="7.803cm" svg:x2="19.948cm" svg:y2="6.802cm">
          <text:p/>
        </draw:line>
        <draw:line draw:style-name="gr10" draw:text-style-name="P9" draw:layer="layout" svg:x1="19.948cm" svg:y1="9.802cm" svg:x2="19.948cm" svg:y2="9.003cm">
          <text:p/>
        </draw:line>
        <draw:custom-shape draw:style-name="gr11" draw:text-style-name="P11" draw:layer="layout" svg:width="3.3cm" svg:height="2.9cm" svg:x="6.8cm" svg:y="2.001cm">
          <text:p text:style-name="P10"><text:span text:style-name="T1">工作樹</text:span></text:p>
          <text:p text:style-name="P10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3.3cm" svg:height="2.9cm" svg:x="18.2cm" svg:y="2.001cm">
          <text:p text:style-name="P10"><text:span text:style-name="T1">本地倉庫</text:span></text:p>
          <text:p text:style-name="P10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3.3cm" svg:height="2.9cm" svg:x="12.5cm" svg:y="2.001cm">
          <text:p text:style-name="P10"><text:span text:style-name="T1">變更暫存</text:span></text:p>
          <text:p text:style-name="P10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2" draw:text-style-name="P9" draw:layer="layout" svg:width="1.455cm" svg:height="0.384cm" draw:transform="rotate (-1.2924163111018) translate (7.8cm 7cm)" svg:viewBox="0 0 1456 385" draw:points="0,0 1346,385 1456,0">
          <text:p/>
        </draw:polyline>
        <draw:custom-shape draw:style-name="gr14" draw:text-style-name="P2" draw:layer="layout" svg:width="2.2cm" svg:height="1.749cm" svg:x="7.35cm" svg:y="7.4cm">
          <text:p/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9.95cm" svg:y1="8.25cm" svg:x2="13.15cm" svg:y2="8.25cm">
          <text:p/>
        </draw:line>
        <draw:frame draw:style-name="gr16" draw:text-style-name="P12" draw:layer="layout" svg:width="2.581cm" svg:height="1.805cm" svg:x="10.107cm" svg:y="6.05cm">
          <draw:text-box>
            <text:p text:style-name="P4">核選<text:line-break/>(Stage)</text:p>
          </draw:text-box>
        </draw:frame>
        <draw:frame draw:style-name="gr13" draw:text-style-name="P5" draw:layer="layout" svg:width="1.6cm" svg:height="0.962cm" svg:x="20.2cm" svg:y="11.6cm">
          <draw:text-box>
            <text:p text:style-name="P4">3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23:38:03.397000000</meta:creation-date>
    <meta:generator>LibreOffice/6.3.4.2$Windows_X86_64 LibreOffice_project/60da17e045e08f1793c57c00ba83cdfce946d0aa</meta:generator>
    <dc:date>2020-05-18T09:45:43.666000000</dc:date>
    <meta:editing-duration>PT9H47M17S</meta:editing-duration>
    <meta:editing-cycles>5</meta:editing-cycles>
    <meta:document-statistic meta:object-count="91"/>
  </office:meta>
</office:document-meta>
</file>